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cac4f"/>
    </style:style>
    <style:style style:name="P2" style:family="paragraph" style:parent-style-name="Standard">
      <style:text-properties officeooo:paragraph-rsid="001cac4f"/>
    </style:style>
    <style:style style:name="P3" style:family="paragraph" style:parent-style-name="Standard">
      <style:text-properties officeooo:paragraph-rsid="001e0d97"/>
    </style:style>
    <style:style style:name="P4" style:family="paragraph" style:parent-style-name="Standard">
      <style:text-properties officeooo:paragraph-rsid="001fd21a"/>
    </style:style>
    <style:style style:name="P5" style:family="paragraph" style:parent-style-name="Standard">
      <style:text-properties officeooo:paragraph-rsid="001fff7c"/>
    </style:style>
    <style:style style:name="P6" style:family="paragraph" style:parent-style-name="Text_20_body">
      <style:text-properties officeooo:paragraph-rsid="001fd21a"/>
    </style:style>
    <style:style style:name="P7" style:family="paragraph" style:parent-style-name="Text_20_body">
      <style:text-properties officeooo:paragraph-rsid="001fff7c"/>
    </style:style>
    <style:style style:name="T1" style:family="text">
      <style:text-properties officeooo:rsid="001cac4f"/>
    </style:style>
    <style:style style:name="T2" style:family="text">
      <style:text-properties fo:font-weight="bold" style:font-weight-asian="bold" style:font-weight-complex="bold"/>
    </style:style>
    <style:style style:name="T3" style:family="text">
      <style:text-properties fo:font-weight="bold" officeooo:rsid="001cac4f" style:font-weight-asian="bold" style:font-weight-complex="bold"/>
    </style:style>
    <style:style style:name="T4" style:family="text">
      <style:text-properties officeooo:rsid="001e0d97"/>
    </style:style>
    <style:style style:name="T5" style:family="text">
      <style:text-properties officeooo:rsid="001fd21a"/>
    </style:style>
    <style:style style:name="T6" style:family="text">
      <style:text-properties officeooo:rsid="001fff7c"/>
    </style:style>
    <style:style style:name="T7" style:family="text">
      <style:text-properties fo:language="zxx" fo:country="none" style:language-asian="zxx" style:country-asian="none" style:language-complex="zxx" style:country-complex="none"/>
    </style:style>
    <style:style style:name="T8" style:family="text">
      <style:text-properties fo:language="en" fo:country="US"/>
    </style:style>
    <style:style style:name="T9" style:family="text">
      <style:text-properties fo:language="en" fo:country="US" style:language-asian="zxx" style:country-asian="none" style:language-complex="zxx" style:country-complex="none"/>
    </style:style>
    <style:style style:name="T10" style:family="text">
      <style:text-properties fo:language="en" fo:country="US" fo:font-weight="bold" style:font-weight-asian="bold" style:font-weight-complex="bold"/>
    </style:style>
    <style:style style:name="T11" style:family="text">
      <style:text-properties fo:language="en" fo:country="US" fo:font-weight="bold" officeooo:rsid="001cac4f" style:font-weight-asian="bold" style:font-weight-complex="bold"/>
    </style:style>
    <style:style style:name="T12" style:family="text">
      <style:text-properties fo:language="en" fo:country="US" officeooo:rsid="001cac4f"/>
    </style:style>
    <style:style style:name="T13" style:family="text">
      <style:text-properties fo:language="en" fo:country="US" officeooo:rsid="001e0d97"/>
    </style:style>
    <style:style style:name="T14" style:family="text">
      <style:text-properties fo:language="en" fo:country="US" officeooo:rsid="001fd21a"/>
    </style:style>
    <style:style style:name="T15" style:family="text">
      <style:text-properties fo:language="en" fo:country="US" officeooo:rsid="001fff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Abstract (for LHC Machine Learning Workshop, </text:span><text:span text:style-name="Strong_20_Emphasis"><text:span text:style-name="T10">19May-23May 2025 at CERN</text:span></text:span><text:span text:style-name="Strong_20_Emphasis"><text:span text:style-name="T11">)</text:span></text:span></text:p>
      <text:p text:style-name="P1"><text:span text:style-name="Strong_20_Emphasis"><text:span text:style-name="T8"/></text:span></text:p>
      <text:p text:style-name="P1"><text:span text:style-name="Strong_20_Emphasis"><text:span text:style-name="T8">The R3B experiment (</text:span></text:span><text:span text:style-name="Strong_20_Emphasis"><text:span text:style-name="Emphasis"><text:span text:style-name="T8">Reactions with Relativistic Radioactive Beams</text:span></text:span></text:span><text:span text:style-name="Strong_20_Emphasis"><text:span text:style-name="T8">) at the Facility for Antiproton and Ion Research (FAIR) is a highly versatile experimental setup designed for the investigation of nuclear reactions induced by high-energy radioactive beams. </text:span></text:span></text:p>
      <text:p text:style-name="P1"><text:span text:style-name="Strong_20_Emphasis"><text:span text:style-name="T12">The CALIFA Calorimeter, , with its 2528 CsI scintillator crystals in its final design, is a key detector in the R3B experiment. It allows to detect both gamma rays from nuclear de-</text:span></text:span></text:p>
      <text:p text:style-name="P1"><text:span text:style-name="Strong_20_Emphasis"><text:span text:style-name="T8">exictation processes as well as light charged particles, as protons, from knockout reactions with high angular resolution and precise Doppler correction. </text:span></text:span></text:p>
      <text:p text:style-name="P1"><text:span text:style-name="Strong_20_Emphasis"><text:span text:style-name="T12">The <text:s/></text:span></text:span><text:span text:style-name="Strong_20_Emphasis"><text:span text:style-name="T13">correct cluster reconstruction from sparse hits, especially when looking at gamma-rays, is a very critical process. Up to now a classical reconstruction algorithm, with predefined maximum clustersize and geometric metric threshold was used. </text:span></text:span></text:p>
      <text:p text:style-name="P3"><text:span text:style-name="Strong_20_Emphasis"><text:span text:style-name="T13">To enhance the cluster process this proprietary algorithm was compared with classical wide spread clustering tools as the Scipy Agglomerative Clustering tool, integrating also the time information that we have in CALIFA but is not used yet. </text:span></text:span></text:p>
      <text:p text:style-name="P3"><text:span text:style-name="Strong_20_Emphasis"><text:span text:style-name="T13">To push things further a </text:span></text:span><text:span text:style-name="Strong_20_Emphasis"><text:span text:style-name="T14">plain graph neural network (GNN) was applied on top of it to retrieve best clustering results.</text:span></text:span></text:p>
      <text:p text:style-name="P4"><text:span text:style-name="Strong_20_Emphasis"><text:span text:style-name="T14">We present the the approach and results from this analysis, based on simulation data, showing the improvements that can be achieved with state of the art machine learning tools.</text:span></text:span></text:p>
      <text:p text:style-name="P4"><text:span text:style-name="Strong_20_Emphasis"><text:span text:style-name="T8"/></text:span></text:p>
      <text:p text:style-name="P4"><text:span text:style-name="Strong_20_Emphasis"><text:span text:style-name="T8">Supported by BMBF 05P24WO2 and Excellence Cluster Origins.</text:span></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4"><text:span text:style-name="Strong_20_Emphasis"><text:span text:style-name="T14">Version 1<text:line-break/></text:span></text:span><text:span text:style-name="Strong_20_Emphasis"><text:span text:style-name="T8">The R3B experiment (</text:span></text:span><text:span text:style-name="Strong_20_Emphasis"><text:span text:style-name="Emphasis"><text:span text:style-name="T8">Reactions with Relativistic Radioactive Beams</text:span></text:span></text:span><text:span text:style-name="Strong_20_Emphasis"><text:span text:style-name="T8">) at the Facility for Antiproton and Ion Research (FAIR) is a versatile setup dedicated to studying nuclear reactions induced by high-energy radioactive beams. A key component of this experiment is the CALIFA calorimeter, which consists of 2,528 CsI scintillator crystals in its final design. CALIFA enables the detection of gamma rays from nuclear de-excitation processes as well as light charged particles, such as protons from knockout reactions, with high angular resolution and precise Doppler correction.</text:span></text:span></text:p>
      <text:p text:style-name="Text_20_body"><text:span text:style-name="T8">Accurate cluster reconstruction from sparse hit patterns, particularly for gamma rays, is crucial for precise energy determination. Traditionally, a proprietary algorithm based on predefined cluster size limits and geometric metrics has been employed. To improve clustering performance, this algorithm was compared with widely used machine learning-based clustering techniques, such as </text:span><text:span text:style-name="Strong_20_Emphasis"><text:span text:style-name="T8">Agglomerative Clustering from SciPy</text:span></text:span><text:span text:style-name="T8">, incorporating timing information from CALIFA, which had not been utilized previously. Further enhancements were explored using a </text:span><text:span text:style-name="Strong_20_Emphasis"><text:span text:style-name="T8">Graph Neural Network (GNN)</text:span></text:span><text:span text:style-name="T8">, leveraging its ability to model spatial and relational dependencies in detector hits.</text:span></text:p>
      <text:p text:style-name="Text_20_body"><text:span text:style-name="T8">This study presents the methodology and results of this machine learning-driven analysis based on simulated </text:span><text:span text:style-name="Strong_20_Emphasis"><text:span text:style-name="T8">Geant4</text:span></text:span><text:span text:style-name="T8"> data. The findings demonstrate significant improvements in cluster reconstruction accuracy, highlighting the potential of advanced AI-driven approaches for high-energy nuclear physics experiments.</text:span></text:p>
      <text:p text:style-name="P4"><text:span text:style-name="Strong_20_Emphasis"><text:span text:style-name="T8"/></text:span></text:p>
      <text:p text:style-name="P4"><text:span text:style-name="Strong_20_Emphasis"><text:span text:style-name="T8"/></text:span></text:p>
      <text:p text:style-name="P4"><text:span text:style-name="Strong_20_Emphasis"><text:span text:style-name="T8"/></text:span></text:p>
      <text:p text:style-name="P4"><text:span text:style-name="Strong_20_Emphasis"><text:span text:style-name="T8"/></text:span></text:p>
      <text:p text:style-name="P4"><text:span text:style-name="Strong_20_Emphasis"><text:span text:style-name="T8"/></text:span></text:p>
      <text:p text:style-name="P4"><text:span text:style-name="Strong_20_Emphasis"><text:span text:style-name="T8"/></text:span></text:p>
      <text:p text:style-name="P4"><text:span text:style-name="Strong_20_Emphasis"><text:span text:style-name="T8"/></text:span></text:p>
      <text:p text:style-name="P4"><text:soft-page-break/><text:span text:style-name="Strong_20_Emphasis"><text:span text:style-name="T14">Version 2:</text:span></text:span></text:p>
      <text:p text:style-name="P6"><text:span text:style-name="Strong_20_Emphasis"><text:span text:style-name="T8">The R3B experiment at FAIR investigates nuclear reactions induced by high-energy radioactive beams. A key detector, the CALIFA calorimeter, with 2,528 CsI scintillator crystals, detects gamma rays and light charged particles with high angular resolution and precise Doppler correction.</text:span></text:span></text:p>
      <text:p text:style-name="Text_20_body"><text:span text:style-name="T8">Accurate cluster reconstruction, especially for gamma rays, is critical. Traditionally, a proprietary algorithm with fixed cluster size and geometric thresholds has been used. To enhance this process, we compared it with </text:span><text:span text:style-name="Strong_20_Emphasis"><text:span text:style-name="T8">Agglomerative Clustering (SciPy)</text:span></text:span><text:span text:style-name="T8">, incorporating CALIFA’s timing information, and further improved results using a </text:span><text:span text:style-name="Strong_20_Emphasis"><text:span text:style-name="T8">Graph Neural Network (GNN)</text:span></text:span><text:span text:style-name="T8">.</text:span></text:p>
      <text:p text:style-name="Text_20_body"><text:span text:style-name="T8">Using simulated </text:span><text:span text:style-name="Strong_20_Emphasis"><text:span text:style-name="T8">Geant4</text:span></text:span><text:span text:style-name="T8"> data, we demonstrate significant gains in clustering accuracy, highlighting the potential of machine learning for high-energy nuclear physics.</text:span></text:p>
      <text:p text:style-name="P4"><text:span text:style-name="Strong_20_Emphasis"><text:span text:style-name="T8">Supported by BMBF 05P24WO2 and Excellence Cluster Origins.</text:span></text:span></text:p>
      <text:p text:style-name="P4"><text:span text:style-name="Strong_20_Emphasis"><text:span text:style-name="T8"/></text:span></text:p>
      <text:p text:style-name="P4"><text:span text:style-name="Strong_20_Emphasis"><text:span text:style-name="T8"/></text:span></text:p>
      <text:p text:style-name="P4"><text:span text:style-name="Strong_20_Emphasis"><text:span text:style-name="T8"/></text:span></text:p>
      <text:p text:style-name="P5"><text:span text:style-name="Strong_20_Emphasis"><text:span text:style-name="T15">My combined version:</text:span></text:span></text:p>
      <text:p text:style-name="P7"><text:span text:style-name="Strong_20_Emphasis"><text:span text:style-name="T8">The R3B experiment at FAIR investigates nuclear reactions induced by high-energy radioactive beams. A key detector, the CALIFA calorimeter, with 2528 CsI scintillator crystals, detects gamma rays and light charged particles with high angular resolution and precise Doppler correction. </text:span></text:span></text:p>
      <text:p text:style-name="P7"><text:span text:style-name="Strong_20_Emphasis"><text:span text:style-name="T8">Accurate cluster reconstruction from sparse hit patterns, particularly for gamma rays, is crucial for precise energy determination. </text:span></text:span><text:span text:style-name="Strong_20_Emphasis"><text:span text:style-name="T15">For current data evaluation</text:span></text:span><text:span text:style-name="Strong_20_Emphasis"><text:span text:style-name="T8"> a proprietary algorithm with fixed cluster size and geometric thresholds has been used. To improve clustering performance, this algorithm was compared with widely used machine learning-based clustering techniques, such as Agglomerative Clustering from SciPy, incorporating timing information from CALIFA, which had not been utilized previously. Further enhancements were explored using a Graph Neural Network (GNN).</text:span></text:span></text:p>
      <text:p text:style-name="P7"><text:span text:style-name="Strong_20_Emphasis"><text:span text:style-name="T8">This study presents the methodology and results of this machine learning-driven analysis based on simulated Geant4 data. The findings demonstrate significant improvements in cluster reconstruction accuracy, highlighting the potential of </text:span></text:span><text:span text:style-name="Strong_20_Emphasis">state-of-the-art machine learning techniques </text:span><text:span text:style-name="Strong_20_Emphasis"><text:span text:style-name="T8">for high-energy nuclear physics experiments.</text:span></text:span></text:p>
      <text:p text:style-name="P5"><text:span text:style-name="Strong_20_Emphasis"><text:span text:style-name="T8">Supported by BMBF 05P24WO2 and Excellence Cluster Origins.</text:span></text:span></text:p>
      <text:p text:style-name="P7"><text:span text:style-name="Strong_20_Emphasis"/></text:p>
      <text:p text:style-name="P7"><text:span text:style-name="Strong_20_Emphasis"><text:span text:style-name="T8"/></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9T11:27:37.197793208</meta:creation-date>
    <dc:date>2025-03-29T12:24:38.185937762</dc:date>
    <meta:editing-duration>PT26M14S</meta:editing-duration>
    <meta:editing-cycles>2</meta:editing-cycles>
    <meta:generator>LibreOffice/7.3.7.2$Linux_X86_64 LibreOffice_project/30$Build-2</meta:generator>
    <meta:document-statistic meta:table-count="0" meta:image-count="0" meta:object-count="0" meta:page-count="2" meta:paragraph-count="22" meta:word-count="720" meta:character-count="5207" meta:non-whitespace-character-count="4503"/>
  </office:meta>
</office:document-meta>
</file>